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81d41a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2" office:value-type="string" calcext:value-type="string">
            <text:p>100miliardi</text:p>
          </table:table-cell>
          <table:table-cell office:value-type="float" office:value="2.93" calcext:value-type="float">
            <text:p>2.93</text:p>
          </table:table-cell>
          <table:table-cell table:formula="of:=([.B1]+[.B2]+[.B3])/3" office:value-type="float" office:value="2.90333333333333" calcext:value-type="float">
            <text:p>2.90333333333333</text:p>
          </table:table-cell>
          <table:table-cell/>
          <table:table-cell office:value-type="float" office:value="2.88" calcext:value-type="float">
            <text:p>2.88</text:p>
          </table:table-cell>
          <table:table-cell table:formula="of:=([.E1]+[.E2]+[.E3])/3" office:value-type="float" office:value="2.88666666666667" calcext:value-type="float">
            <text:p>2.88666666666667</text:p>
          </table:table-cell>
          <table:table-cell/>
          <table:table-cell office:value-type="float" office:value="2.62981359" calcext:value-type="float">
            <text:p>2.62981359</text:p>
          </table:table-cell>
          <table:table-cell/>
          <table:table-cell office:value-type="float" office:value="2.62838363" calcext:value-type="float">
            <text:p>2.62838363</text:p>
          </table:table-cell>
        </table:table-row>
        <table:table-row table:style-name="ro2">
          <table:table-cell table:style-name="ce2" office:value-type="string" calcext:value-type="string">
            <text:p>usr</text:p>
          </table:table-cell>
          <table:table-cell office:value-type="float" office:value="2.89" calcext:value-type="float">
            <text:p>2.89</text:p>
          </table:table-cell>
          <table:table-cell table:formula="of:=([.B2]+[.B3]+[.B4])/3" office:value-type="float" office:value="2.13666666666667" calcext:value-type="float">
            <text:p>2.13666666666667</text:p>
          </table:table-cell>
          <table:table-cell table:style-name="ce2" office:value-type="string" calcext:value-type="string">
            <text:p>usr</text:p>
          </table:table-cell>
          <table:table-cell office:value-type="float" office:value="2.89" calcext:value-type="float">
            <text:p>2.89</text:p>
          </table:table-cell>
          <table:table-cell table:formula="of:=([.E2]+[.E3]+[.E4])/3" office:value-type="float" office:value="2.94666666666667" calcext:value-type="float">
            <text:p>2.94666666666667</text:p>
          </table:table-cell>
          <table:table-cell table:style-name="ce2" office:value-type="string" calcext:value-type="string">
            <text:p>internal</text:p>
          </table:table-cell>
          <table:table-cell table:style-name="ce9" office:value-type="float" office:value="0.22037794" calcext:value-type="float">
            <text:p>0.22037794</text:p>
          </table:table-cell>
          <table:table-cell table:style-name="ce2" office:value-type="string" calcext:value-type="string">
            <text:p>internal</text:p>
          </table:table-cell>
          <table:table-cell table:style-name="ce9" office:value-type="float" office:value="2.74049637" calcext:value-type="float">
            <text:p>2.74049637</text:p>
          </table:table-cell>
        </table:table-row>
        <table:table-row table:style-name="ro2">
          <table:table-cell table:style-name="ce3" office:value-type="string" calcext:value-type="string">
            <text:p>strong</text:p>
          </table:table-cell>
          <table:table-cell office:value-type="float" office:value="2.89" calcext:value-type="float">
            <text:p>2.89</text:p>
          </table:table-cell>
          <table:table-cell table:formula="of:=([.B3]+[.B4]+[.B5])/3" office:value-type="float" office:value="1.37666666666667" calcext:value-type="float">
            <text:p>1.37666666666667</text:p>
          </table:table-cell>
          <table:table-cell table:style-name="ce3" office:value-type="string" calcext:value-type="string">
            <text:p>weak</text:p>
          </table:table-cell>
          <table:table-cell office:value-type="float" office:value="2.89" calcext:value-type="float">
            <text:p>2.89</text:p>
          </table:table-cell>
          <table:table-cell table:formula="of:=([.E3]+[.E4]+[.E5])/3" office:value-type="float" office:value="3.01333333333333" calcext:value-type="float">
            <text:p>3.01333333333333</text:p>
          </table:table-cell>
          <table:table-cell table:style-name="ce3" office:value-type="string" calcext:value-type="string">
            <text:p>strong</text:p>
          </table:table-cell>
          <table:table-cell table:style-name="ce9" office:value-type="float" office:value="0.11908735" calcext:value-type="float">
            <text:p>0.11908735</text:p>
          </table:table-cell>
          <table:table-cell table:style-name="ce3" office:value-type="string" calcext:value-type="string">
            <text:p>weak</text:p>
          </table:table-cell>
          <table:table-cell table:style-name="ce9" office:value-type="float" office:value="2.8124729" calcext:value-type="float">
            <text:p>2.8124729</text:p>
          </table:table-cell>
        </table:table-row>
        <table:table-row table:style-name="ro2">
          <table:table-cell/>
          <table:table-cell office:value-type="float" office:value="0.63" calcext:value-type="float">
            <text:p>0.63</text:p>
          </table:table-cell>
          <table:table-cell table:formula="of:=([.B4]+[.B5]+[.B6])/3" office:value-type="float" office:value="0.616666666666667" calcext:value-type="float">
            <text:p>0.616666666666667</text:p>
          </table:table-cell>
          <table:table-cell/>
          <table:table-cell office:value-type="float" office:value="3.06" calcext:value-type="float">
            <text:p>3.06</text:p>
          </table:table-cell>
          <table:table-cell table:formula="of:=([.E4]+[.E5]+[.E6])/3" office:value-type="float" office:value="3.09333333333333" calcext:value-type="float">
            <text:p>3.09333333333333</text:p>
          </table:table-cell>
          <table:table-cell/>
          <table:table-cell table:style-name="ce9" office:value-type="float" office:value="0.11482613" calcext:value-type="float">
            <text:p>0.11482613</text:p>
          </table:table-cell>
          <table:table-cell/>
          <table:table-cell table:style-name="ce9" office:value-type="float" office:value="3.46365735" calcext:value-type="float">
            <text:p>3.46365735</text:p>
          </table:table-cell>
        </table:table-row>
        <table:table-row table:style-name="ro1">
          <table:table-cell/>
          <table:table-cell office:value-type="float" office:value="0.61" calcext:value-type="float">
            <text:p>0.61</text:p>
          </table:table-cell>
          <table:table-cell table:formula="of:=([.B5]+[.B6]+[.B7])/3" office:value-type="float" office:value="0.636666666666667" calcext:value-type="float">
            <text:p>0.636666666666667</text:p>
          </table:table-cell>
          <table:table-cell/>
          <table:table-cell office:value-type="float" office:value="3.09" calcext:value-type="float">
            <text:p>3.09</text:p>
          </table:table-cell>
          <table:table-cell table:formula="of:=([.E5]+[.E6]+[.E7])/3" office:value-type="float" office:value="3.18333333333333" calcext:value-type="float">
            <text:p>3.1833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1" calcext:value-type="float">
            <text:p>0.61</text:p>
          </table:table-cell>
          <table:table-cell table:formula="of:=([.B6]+[.B7]+[.B8])/3" office:value-type="float" office:value="0.663333333333333" calcext:value-type="float">
            <text:p>0.663333333333333</text:p>
          </table:table-cell>
          <table:table-cell/>
          <table:table-cell office:value-type="float" office:value="3.13" calcext:value-type="float">
            <text:p>3.13</text:p>
          </table:table-cell>
          <table:table-cell table:formula="of:=([.E6]+[.E7]+[.E8])/3" office:value-type="float" office:value="3.34" calcext:value-type="float">
            <text:p>3.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9" calcext:value-type="float">
            <text:p>0.69</text:p>
          </table:table-cell>
          <table:table-cell table:formula="of:=([.B7]+[.B8]+[.B9])/3" office:value-type="float" office:value="0.686666666666667" calcext:value-type="float">
            <text:p>0.686666666666667</text:p>
          </table:table-cell>
          <table:table-cell/>
          <table:table-cell office:value-type="float" office:value="3.33" calcext:value-type="float">
            <text:p>3.33</text:p>
          </table:table-cell>
          <table:table-cell table:formula="of:=([.E7]+[.E8]+[.E9])/3" office:value-type="float" office:value="3.42333333333333" calcext:value-type="float">
            <text:p>3.4233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9" calcext:value-type="float">
            <text:p>0.69</text:p>
          </table:table-cell>
          <table:table-cell table:formula="of:=([.B8]+[.B9]+[.B10])/3" office:value-type="float" office:value="0.913333333333333" calcext:value-type="float">
            <text:p>0.913333333333333</text:p>
          </table:table-cell>
          <table:table-cell/>
          <table:table-cell office:value-type="float" office:value="3.56" calcext:value-type="float">
            <text:p>3.56</text:p>
          </table:table-cell>
          <table:table-cell table:formula="of:=([.E8]+[.E9]+[.E10])/3" office:value-type="float" office:value="3.82" calcext:value-type="float">
            <text:p>3.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8" calcext:value-type="float">
            <text:p>0.68</text:p>
          </table:table-cell>
          <table:table-cell table:formula="of:=([.B9]+[.B10]+[.B11])/3" office:value-type="float" office:value="1.11333333333333" calcext:value-type="float">
            <text:p>1.11333333333333</text:p>
          </table:table-cell>
          <table:table-cell/>
          <table:table-cell office:value-type="float" office:value="3.38" calcext:value-type="float">
            <text:p>3.38</text:p>
          </table:table-cell>
          <table:table-cell table:formula="of:=([.E9]+[.E10]+[.E11])/3" office:value-type="float" office:value="4.12666666666667" calcext:value-type="float">
            <text:p>4.12666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7" calcext:value-type="float">
            <text:p>1.37</text:p>
          </table:table-cell>
          <table:table-cell table:formula="of:=([.B10]+[.B11]+[.B12])/3" office:value-type="float" office:value="1.33333333333333" calcext:value-type="float">
            <text:p>1.33333333333333</text:p>
          </table:table-cell>
          <table:table-cell/>
          <table:table-cell office:value-type="float" office:value="4.52" calcext:value-type="float">
            <text:p>4.52</text:p>
          </table:table-cell>
          <table:table-cell table:formula="of:=([.E10]+[.E11]+[.E12])/3" office:value-type="float" office:value="4.55333333333333" calcext:value-type="float">
            <text:p>4.5533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9" calcext:value-type="float">
            <text:p>1.29</text:p>
          </table:table-cell>
          <table:table-cell table:formula="of:=([.B11]+[.B12]+[.B13])/3" office:value-type="float" office:value="0.876666666666667" calcext:value-type="float">
            <text:p>0.876666666666667</text:p>
          </table:table-cell>
          <table:table-cell/>
          <table:table-cell office:value-type="float" office:value="4.48" calcext:value-type="float">
            <text:p>4.48</text:p>
          </table:table-cell>
          <table:table-cell table:formula="of:=([.E11]+[.E12]+[.E13])/3" office:value-type="float" office:value="3.04666666666667" calcext:value-type="float">
            <text:p>3.04666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" calcext:value-type="float">
            <text:p>1.34</text:p>
          </table:table-cell>
          <table:table-cell table:formula="of:=([.B12]+[.B13]+[.B14])/3" office:value-type="float" office:value="0.446666666666667" calcext:value-type="float">
            <text:p>0.446666666666667</text:p>
          </table:table-cell>
          <table:table-cell/>
          <table:table-cell office:value-type="float" office:value="4.66" calcext:value-type="float">
            <text:p>4.66</text:p>
          </table:table-cell>
          <table:table-cell table:formula="of:=([.E12]+[.E13]+[.E14])/3" office:value-type="float" office:value="1.55333333333333" calcext:value-type="float">
            <text:p>1.5533333333333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number-columns-repeated="7"/>
        </table:table-row>
        <table:table-row table:style-name="ro1" table:number-rows-repeated="3">
          <table:table-cell table:style-name="ce1"/>
          <table:table-cell table:number-columns-repeated="9"/>
        </table:table-row>
        <table:table-row table:style-name="ro1">
          <table:table-cell table:style-name="ce5" office:value-type="string" calcext:value-type="string">
            <text:p>proc</text:p>
          </table:table-cell>
          <table:table-cell table:number-columns-repeated="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number-columns-repeated="9"/>
        </table:table-row>
        <table:table-row table:style-name="ro1" table:number-rows-repeated="2">
          <table:table-cell table:style-name="ce1"/>
          <table:table-cell table:number-columns-repeated="9"/>
        </table:table-row>
        <table:table-row table:style-name="ro1">
          <table: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15:48:36.179260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11:13:49.953924563</meta:creation-date>
    <meta:editing-duration>PT6H26M8S</meta:editing-duration>
    <meta:editing-cycles>11</meta:editing-cycles>
    <meta:generator>LibreOffice/6.4.6.2$Linux_X86_64 LibreOffice_project/40$Build-2</meta:generator>
    <dc:date>2020-11-15T17:45:51.188009801</dc:date>
    <meta:document-statistic meta:table-count="1" meta:cell-count="71" meta:object-count="0"/>
  </office:meta>
</office:document-meta>
</file>